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364.59pt"/>
    </style:style>
    <style:style style:name="co3" style:family="table-column">
      <style:table-column-properties fo:break-before="auto" style:column-width="428.66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E01.12.09.010_sorted_re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astroelectronica/kicad/projects/AE01.12.09.010/pcb/AE01.12.09.010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om 14 nov 2021 13:32:15 C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2-84ad8e8a86~92~ubuntu16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apacitor_Tantalum_SMD:CP_EIA-3528-21_Kemet-B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/50V</text:p>
          </table:table-cell>
          <table:table-cell office:value-type="string" calcext:value-type="string">
            <text:p>Capacitor_Tantalum_SMD:CP_EIA-7260-38_AVX-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F/50V</text:p>
          </table:table-cell>
          <table:table-cell office:value-type="string" calcext:value-type="string">
            <text:p>Capacitor_Tantalum_SMD:CP_EIA-7260-38_AVX-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F/50V</text:p>
          </table:table-cell>
          <table:table-cell office:value-type="string" calcext:value-type="string">
            <text:p>Capacitor_Tantalum_SMD:CP_EIA-7260-38_AVX-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2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S340T3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MBRS340T3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CLHM080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mm_Mask2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mm_Mask2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mm_Mask2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DO3340</text:p>
          </table:table-cell>
          <table:table-cell office:value-type="string" calcext:value-type="string">
            <text:p>footprints:DO3340P-223MLB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1</text:p>
          </table:table-cell>
          <table:table-cell office:value-type="string" calcext:value-type="string">
            <text:p>SYM_ESD_Small</text:p>
          </table:table-cell>
          <table:table-cell office:value-type="string" calcext:value-type="string">
            <text:p>Symbol:ESD-Logo_6.6x6mm_SilkScree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2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Symbol:OSHW-Logo_5.7x6mm_SilkScree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3</text:p>
          </table:table-cell>
          <table:table-cell office:value-type="string" calcext:value-type="string">
            <text:p>WEEE</text:p>
          </table:table-cell>
          <table:table-cell office:value-type="string" calcext:value-type="string">
            <text:p>Symbol:WEEE-Logo_4.2x6mm_SilkScree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4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Symbol:KiCad-Logo2_5mm_SilkScree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RFR9024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CMPTA06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MBT2907ALT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CMPTA06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CMPTA06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THT:R_Axial_DIN0922_L20.0mm_D9.0mm_P30.4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.25R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THT:R_Axial_DIN0922_L20.0mm_D9.0mm_P30.4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W1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W2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W3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W4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713CSE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0" meta:object-count="0"/>
    <meta:generator>LibreOffice/5.1.6.2$Linux_X86_64 LibreOffice_project/10m0$Build-2</meta:generator>
  </office:meta>
</office:document-meta>
</file>